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2H45M10.000S" table:style-name="ce9">
            <text:p>12:45:10</text:p>
          </table:table-cell>
          <table:table-cell office:value-type="string" table:style-name="ce12">
            <text:p>Last</text:p>
          </table:table-cell>
          <table:table-cell office:value-type="time" office:time-value="PT12H47M40.000S" table:style-name="ce9">
            <text:p>12:47:4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7666666666666666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2.766666666666666" table:style-name="ce14">
            <text:p>32.8</text:p>
          </table:table-cell>
          <table:table-cell office:value-type="float" office:value="16.383333333333336" table:style-name="ce14">
            <text:p>16.4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50.766666666666673" table:style-name="ce14">
            <text:p>50.8</text:p>
          </table:table-cell>
          <table:table-cell office:value-type="float" office:value="49.150000000000006" table:style-name="ce14">
            <text:p>49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2.8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5.8" table:style-name="ce14">
            <text:p>75.8</text:p>
          </table:table-cell>
          <table:table-cell office:value-type="float" office:value="23.6" table:style-name="ce14">
            <text:p>23.6</text:p>
          </table:table-cell>
          <table:table-cell office:value-type="float" office:value="0.1" table:style-name="ce14">
            <text:p>0.1</text:p>
          </table:table-cell>
          <table:table-cell office:value-type="float" office:value="98.5" table:style-name="ce14">
            <text:p>98.5</text:p>
          </table:table-cell>
          <table:table-cell office:value-type="float" office:value="91.2" table:style-name="ce14">
            <text:p>91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644H46M40.000S" table:style-name="ce9">
            <text:p>12:46:4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313326551373347" table:style-name="ce14">
            <text:p>2.3</text:p>
          </table:table-cell>
          <table:table-cell office:value-type="float" office:value="1.4404883011190233" table:style-name="ce14">
            <text:p>1.4</text:p>
          </table:table-cell>
          <table:table-cell office:value-type="float" office:value="1.9999999999999998" table:style-name="ce14">
            <text:p>2.0</text:p>
          </table:table-cell>
          <table:table-cell office:value-type="float" office:value="1.9402495075508861" table:style-name="ce14">
            <text:p>1.9</text:p>
          </table:table-cell>
          <table:table-cell office:value-type="float" office:value="1.8555442522889114" table:style-name="ce14">
            <text:p>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28.54" table:style-name="ce13">
            <text:p>22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08T00:00:00" table:style-name="ce5">
            <text:p>08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45.090S" table:style-name="ce6">
            <text:p>00:12: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279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125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7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73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3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570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162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3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30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49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57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55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7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5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54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32346 0 58284 2174630 7928 0 157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9229 0 14203 537098 2255 0 809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2194 0 15823 539803 2451 0 272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6003 0 14298 547403 2436 0 25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54918 0 13958 550324 784 0 240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325288 56 896 0 0 0 0 2 0 1 0 0 0 1468 0 23967 64 0 0 0 0 0 0 0 22 0 0 0 0 0 0 0 0 44642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9609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13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9681237 0 1120671 142515 17479116 24008 0 871 280092 581 633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991183939 17360285 <text:s text:c="3"/>0 <text:s text:c="3"/>0 <text:s text:c="3"/>0 <text:s text:c="4"/>0 <text:s text:c="9"/>0 <text:s text:c="8"/>0 3991183939 1736028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1373558 <text:s/>215254 <text:s text:c="3"/>0 <text:s text:c="2"/>93 <text:s text:c="3"/>0 <text:s text:c="4"/>0 <text:s text:c="9"/>0 <text:s text:c="8"/>0 461929626 <text:s/>37660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612 22538 839374 259224 11350 336985 2793464 2546684 0 110604 2807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510 22507 838322 258688 11350 336985 2793464 2546684 0 110468 2807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 0 0 0 0 0 4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2 0 0 0 0 0 412 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7 136500 21 18 5 54 32 82 20 0 1 0 4 2932736 414 4294967295 8003584 8103420 0 0 0 0 0 4096 536946211 4294967295 0 0 0 3 0 0 13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15254 errors:0 dropped:9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7660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1373558 (31.3 MB) <text:s/>TX bytes:461929626 (461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736028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736028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991183939 (3.9 GB) <text:s/>TX bytes:3991183939 (3.9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1 <text:s text:c="5"/>2869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68056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11111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5.8" table:style-name="ce1">
            <text:p>75.8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1.2" table:style-name="ce1">
            <text:p>9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8.2" table:style-name="ce1">
            <text:p>18.2</text:p>
          </table:table-cell>
          <table:table-cell office:value-type="float" office:value="81.8" table:style-name="ce1">
            <text:p>8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2.5" table:style-name="ce1">
            <text:p>22.5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56.2" table:style-name="ce1">
            <text:p>56.2</text:p>
          </table:table-cell>
          <table:table-cell office:value-type="float" office:value="43.7" table:style-name="ce1">
            <text:p>4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5.6" table:style-name="ce1">
            <text:p>15.6</text:p>
          </table:table-cell>
          <table:table-cell office:value-type="float" office:value="23.2" table:style-name="ce1">
            <text:p>23.2</text:p>
          </table:table-cell>
          <table:table-cell office:value-type="float" office:value="0.1" table:style-name="ce1">
            <text:p>0.1</text:p>
          </table:table-cell>
          <table:table-cell office:value-type="float" office:value="61.1" table:style-name="ce1">
            <text:p>61.1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4.4" table:style-name="ce1">
            <text:p>14.4</text:p>
          </table:table-cell>
          <table:table-cell office:value-type="float" office:value="23.6" table:style-name="ce1">
            <text:p>23.6</text:p>
          </table:table-cell>
          <table:table-cell office:value-type="float" office:value="0.1" table:style-name="ce1">
            <text:p>0.1</text:p>
          </table:table-cell>
          <table:table-cell office:value-type="float" office:value="61.9" table:style-name="ce1">
            <text:p>61.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766666666666666" table:style-name="ce1">
            <text:p>32.76666667</text:p>
          </table:table-cell>
          <table:table-cell office:value-type="float" office:value="16.383333333333336" table:style-name="ce1">
            <text:p>16.38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50.766666666666673" table:style-name="ce1">
            <text:p>50.76666667</text:p>
          </table:table-cell>
          <table:table-cell office:value-type="float" office:value="49.150000000000006" table:style-name="ce1">
            <text:p>49.15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2.816666666666663" table:style-name="ce11">
            <text:p>32.8</text:p>
          </table:table-cell>
          <table:table-cell office:value-type="float" office:value="16.066666666666666" table:style-name="ce11">
            <text:p>16.1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51.06666666666667" table:style-name="ce11">
            <text:p>5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5.050000000000004" table:style-name="ce11">
            <text:p>35.1</text:p>
          </table:table-cell>
          <table:table-cell office:value-type="float" office:value="18.45" table:style-name="ce11">
            <text:p>18.5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6.416666666666664" table:style-name="ce11">
            <text:p>4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4.43333333333333" table:style-name="ce11">
            <text:p>34.4</text:p>
          </table:table-cell>
          <table:table-cell office:value-type="float" office:value="16.616666666666667" table:style-name="ce11">
            <text:p>16.6</text:p>
          </table:table-cell>
          <table:table-cell office:value-type="float" office:value="0.21666666666666667" table:style-name="ce11">
            <text:p>0.2</text:p>
          </table:table-cell>
          <table:table-cell office:value-type="float" office:value="48.716666666666669" table:style-name="ce11">
            <text:p>4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4.116666666666667" table:style-name="ce11">
            <text:p>34.1</text:p>
          </table:table-cell>
          <table:table-cell office:value-type="float" office:value="15.866666666666667" table:style-name="ce11">
            <text:p>15.9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9.949999999999996" table:style-name="ce11">
            <text:p>50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68056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11111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0" table:style-name="ce1">
            <text:p>0</text:p>
          </table:table-cell>
          <table:table-cell office:value-type="float" office:value="84.8" table:style-name="ce1">
            <text:p>84.8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0" table:style-name="ce1">
            <text:p>0</text:p>
          </table:table-cell>
          <table:table-cell office:value-type="float" office:value="1449.6" table:style-name="ce1">
            <text:p>1449.6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0" table:style-name="ce1">
            <text:p>0</text:p>
          </table:table-cell>
          <table:table-cell office:value-type="float" office:value="4397.8" table:style-name="ce1">
            <text:p>4397.8</text:p>
          </table:table-cell>
          <table:table-cell office:value-type="float" office:value="12.8" table:style-name="ce1">
            <text:p>12.8</text:p>
          </table:table-cell>
          <table:table-cell table:number-columns-repeated="16380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0" table:style-name="ce1">
            <text:p>0</text:p>
          </table:table-cell>
          <table:table-cell office:value-type="float" office:value="1138.4000000000001" table:style-name="ce1">
            <text:p>1138.4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0" table:style-name="ce1">
            <text:p>0</text:p>
          </table:table-cell>
          <table:table-cell office:value-type="float" office:value="547.4" table:style-name="ce1">
            <text:p>547.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1269.6666666666667" table:formula="msoxl:=AVERAGE(C2:C7)" table:style-name="ce8">
            <text:p>1269.7</text:p>
          </table:table-cell>
          <table:table-cell office:value-type="float" office:value="6.7666666666666666" table:formula="msoxl:=AVERAGE(D2:D7)" table:style-name="ce8">
            <text:p>6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1755.3763052419706" table:formula="msoxl:=IF(C9=0,0,MAX(SUMPRODUCT(C2:C7,C2:C7)/SUM(C2:C7)-C9,0))" table:style-name="ce8">
            <text:p>1755.4</text:p>
          </table:table-cell>
          <table:table-cell office:value-type="float" office:value="2.9880131362889992" table:formula="msoxl:=IF(D9=0,0,MAX(SUMPRODUCT(D2:D7,D2:D7)/SUM(D2:D7)-D9,0))" table:style-name="ce8">
            <text:p>3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1372.7570280913626" table:formula="msoxl:=ABS(MAX(C2:C7)-C9-C10)" table:style-name="ce8">
            <text:p>1372.8</text:p>
          </table:table-cell>
          <table:table-cell office:value-type="float" office:value="3.0453201970443349" table:formula="msoxl:=ABS(MAX(D2:D7)-D9-D10)" table:style-name="ce8">
            <text:p>3.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68056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11111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24.9" table:style-name="ce1">
            <text:p>24.9</text:p>
          </table:table-cell>
          <table:table-cell office:value-type="float" office:value="24.9" table:style-name="ce1">
            <text:p>2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.8" table:style-name="ce1">
            <text:p>49.8</text:p>
          </table:table-cell>
          <table:table-cell table:number-columns-repeated="1612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134.19999999999999" table:style-name="ce1">
            <text:p>134.2</text:p>
          </table:table-cell>
          <table:table-cell office:value-type="float" office:value="134.19999999999999" table:style-name="ce1">
            <text:p>13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8.39999999999998" table:style-name="ce1">
            <text:p>268.4</text:p>
          </table:table-cell>
          <table:table-cell table:number-columns-repeated="1612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345.4" table:style-name="ce1">
            <text:p>345.4</text:p>
          </table:table-cell>
          <table:table-cell office:value-type="float" office:value="345.4" table:style-name="ce1">
            <text:p>34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0.8" table:style-name="ce1">
            <text:p>690.8</text:p>
          </table:table-cell>
          <table:table-cell table:number-columns-repeated="1612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24.6" table:style-name="ce1">
            <text:p>124.6</text:p>
          </table:table-cell>
          <table:table-cell office:value-type="float" office:value="124.6" table:style-name="ce1">
            <text:p>12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.2" table:style-name="ce1">
            <text:p>249.2</text:p>
          </table:table-cell>
          <table:table-cell table:number-columns-repeated="1612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24.4" table:style-name="ce1">
            <text:p>124.4</text:p>
          </table:table-cell>
          <table:table-cell office:value-type="float" office:value="124.4" table:style-name="ce1">
            <text:p>12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8.8" table:style-name="ce1">
            <text:p>24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5.58333333333333" table:formula="msoxl:=AVERAGE(B2:B7)" table:style-name="ce8">
            <text:p>125.6</text:p>
          </table:table-cell>
          <table:table-cell office:value-type="float" office:value="125.58333333333333" table:formula="msoxl:=AVERAGE(C2:C7)" table:style-name="ce8">
            <text:p>125.6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8.612194204821961" table:formula="msoxl:=IF(B9=0,0,MAX(SUMPRODUCT(B2:B7,B2:B7)/SUM(B2:B7)-B9,0))" table:style-name="ce8">
            <text:p>98.6</text:p>
          </table:table-cell>
          <table:table-cell office:value-type="float" office:value="98.612194204821961" table:formula="msoxl:=IF(C9=0,0,MAX(SUMPRODUCT(C2:C7,C2:C7)/SUM(C2:C7)-C9,0))" table:style-name="ce8">
            <text:p>98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1.2044724618447" table:formula="msoxl:=ABS(MAX(B2:B7)-B9-B10)" table:style-name="ce8">
            <text:p>121.2</text:p>
          </table:table-cell>
          <table:table-cell office:value-type="float" office:value="121.2044724618447" table:formula="msoxl:=ABS(MAX(C2:C7)-C9-C10)" table:style-name="ce8">
            <text:p>121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24.19552753815529" table:formula="msoxl:=B9+ B10" table:style-name="ce8">
            <text:p>224.2</text:p>
          </table:table-cell>
          <table:table-cell office:value-type="float" office:value="224.19552753815529" table:formula="msoxl:=C9+ C10" table:style-name="ce8">
            <text:p>224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68056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11111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7000000000000002" table:style-name="ce1">
            <text:p>1.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666666666666667" table:formula="msoxl:=AVERAGE(B2:B7)" table:style-name="ce8">
            <text:p>1.7</text:p>
          </table:table-cell>
          <table:table-cell office:value-type="float" office:value="1.6833333333333333" table:formula="msoxl:=AVERAGE(C2:C7)" table:style-name="ce8">
            <text:p>1.7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3433333333333335" table:formula="msoxl:=IF(B9=0,0,MAX(SUMPRODUCT(B2:B7,B2:B7)/SUM(B2:B7)-B9,0))" table:style-name="ce8">
            <text:p>1.3</text:p>
          </table:table-cell>
          <table:table-cell office:value-type="float" office:value="1.3136963696369637" table:formula="msoxl:=IF(C9=0,0,MAX(SUMPRODUCT(C2:C7,C2:C7)/SUM(C2:C7)-C9,0))" table:style-name="ce8">
            <text:p>1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899999999999992" table:formula="msoxl:=ABS(MAX(B2:B7)-B9-B10)" table:style-name="ce8">
            <text:p>1.1</text:p>
          </table:table-cell>
          <table:table-cell office:value-type="float" office:value="1.1029702970297024" table:formula="msoxl:=ABS(MAX(C2:C7)-C9-C10)" table:style-name="ce8">
            <text:p>1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0100000000000002" table:formula="msoxl:=B9+ B10" table:style-name="ce8">
            <text:p>3.0</text:p>
          </table:table-cell>
          <table:table-cell office:value-type="float" office:value="2.997029702970297" table:formula="msoxl:=C9+ C10" table:style-name="ce8">
            <text:p>3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68056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11111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68056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11111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42.4" table:style-name="ce1">
            <text:p>42.4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4.8" table:style-name="ce1">
            <text:p>84.8</text:p>
          </table:table-cell>
          <table:table-cell table:number-columns-repeated="1612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724.8" table:style-name="ce1">
            <text:p>724.8</text:p>
          </table:table-cell>
          <table:table-cell office:value-type="float" office:value="724.8" table:style-name="ce1">
            <text:p>72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9.6" table:style-name="ce1">
            <text:p>1449.6</text:p>
          </table:table-cell>
          <table:table-cell table:number-columns-repeated="1612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198.9" table:style-name="ce1">
            <text:p>2198.9</text:p>
          </table:table-cell>
          <table:table-cell office:value-type="float" office:value="2198.9" table:style-name="ce1">
            <text:p>219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97.8" table:style-name="ce1">
            <text:p>4397.8</text:p>
          </table:table-cell>
          <table:table-cell table:number-columns-repeated="1612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569.20000000000005" table:style-name="ce1">
            <text:p>569.2</text:p>
          </table:table-cell>
          <table:table-cell office:value-type="float" office:value="569.20000000000005" table:style-name="ce1">
            <text:p>56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8.4000000000001" table:style-name="ce1">
            <text:p>1138.4</text:p>
          </table:table-cell>
          <table:table-cell table:number-columns-repeated="1612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273.7" table:style-name="ce1">
            <text:p>273.7</text:p>
          </table:table-cell>
          <table:table-cell office:value-type="float" office:value="273.7" table:style-name="ce1">
            <text:p>27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7.4" table:style-name="ce1">
            <text:p>54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34.83333333333337" table:formula="msoxl:=AVERAGE(B2:B7)" table:style-name="ce8">
            <text:p>634.8</text:p>
          </table:table-cell>
          <table:table-cell office:value-type="float" office:value="634.83333333333337" table:formula="msoxl:=AVERAGE(C2:C7)" table:style-name="ce8">
            <text:p>634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77.68815262098531" table:formula="msoxl:=IF(B9=0,0,MAX(SUMPRODUCT(B2:B7,B2:B7)/SUM(B2:B7)-B9,0))" table:style-name="ce8">
            <text:p>877.7</text:p>
          </table:table-cell>
          <table:table-cell office:value-type="float" office:value="877.68815262098531" table:formula="msoxl:=IF(C9=0,0,MAX(SUMPRODUCT(C2:C7,C2:C7)/SUM(C2:C7)-C9,0))" table:style-name="ce8">
            <text:p>877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86.3785140456813" table:formula="msoxl:=ABS(MAX(B2:B7)-B9-B10)" table:style-name="ce8">
            <text:p>686.4</text:p>
          </table:table-cell>
          <table:table-cell office:value-type="float" office:value="686.3785140456813" table:formula="msoxl:=ABS(MAX(C2:C7)-C9-C10)" table:style-name="ce8">
            <text:p>686.4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12.5214859543187" table:formula="msoxl:=B9+ B10" table:style-name="ce8">
            <text:p>1512.5</text:p>
          </table:table-cell>
          <table:table-cell office:value-type="float" office:value="1512.5214859543187" table:formula="msoxl:=C9+ C10" table:style-name="ce8">
            <text:p>1512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68056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11111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8" table:style-name="ce1">
            <text:p>12.8</text:p>
          </table:table-cell>
          <table:table-cell table:number-columns-repeated="1612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833333333333333" table:formula="msoxl:=AVERAGE(B2:B7)" table:style-name="ce8">
            <text:p>3.4</text:p>
          </table:table-cell>
          <table:table-cell office:value-type="float" office:value="3.3833333333333333" table:formula="msoxl:=AVERAGE(C2:C7)" table:style-name="ce8">
            <text:p>3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940065681444996" table:formula="msoxl:=IF(B9=0,0,MAX(SUMPRODUCT(B2:B7,B2:B7)/SUM(B2:B7)-B9,0))" table:style-name="ce8">
            <text:p>1.5</text:p>
          </table:table-cell>
          <table:table-cell office:value-type="float" office:value="1.4940065681444996" table:formula="msoxl:=IF(C9=0,0,MAX(SUMPRODUCT(C2:C7,C2:C7)/SUM(C2:C7)-C9,0))" table:style-name="ce8">
            <text:p>1.5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5226600985221674" table:formula="msoxl:=ABS(MAX(B2:B7)-B9-B10)" table:style-name="ce8">
            <text:p>1.5</text:p>
          </table:table-cell>
          <table:table-cell office:value-type="float" office:value="1.5226600985221674" table:formula="msoxl:=ABS(MAX(C2:C7)-C9-C10)" table:style-name="ce8">
            <text:p>1.5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8773399014778329" table:formula="msoxl:=B9+ B10" table:style-name="ce8">
            <text:p>4.9</text:p>
          </table:table-cell>
          <table:table-cell office:value-type="float" office:value="4.8773399014778329" table:formula="msoxl:=C9+ C10" table:style-name="ce8">
            <text:p>4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68056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83333333333327" table:formula="msoxl:=AVERAGE(B2:B7)" table:style-name="ce8">
            <text:p>58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210501101909472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1474561655648046" table:formula="msoxl:=ABS(MAX(B2:B7)-B9-B10)" table:style-name="ce8">
            <text:p>0.4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68056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11111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0" table:style-name="ce1">
            <text:p>4180</text:p>
          </table:table-cell>
          <table:table-cell office:value-type="float" office:value="3545.8" table:style-name="ce1">
            <text:p>3545.8</text:p>
          </table:table-cell>
          <table:table-cell office:value-type="float" office:value="634.20000000000005" table:style-name="ce1">
            <text:p>63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" table:style-name="ce1">
            <text:p>710</text:p>
          </table:table-cell>
          <table:table-cell office:value-type="float" office:value="2610.6999999999998" table:style-name="ce1">
            <text:p>2610.7</text:p>
          </table:table-cell>
          <table:table-cell office:value-type="float" office:value="-1" table:style-name="ce1">
            <text:p>-1</text:p>
          </table:table-cell>
          <table:table-cell office:value-type="float" office:value="109.9" table:style-name="ce1">
            <text:p>109.9</text:p>
          </table:table-cell>
          <table:table-cell office:value-type="float" office:value="0" table:style-name="ce1">
            <text:p>0</text:p>
          </table:table-cell>
          <table:table-cell office:value-type="float" office:value="218.1" table:style-name="ce1">
            <text:p>218.1</text:p>
          </table:table-cell>
          <table:table-cell table:number-columns-repeated="1636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56.8" table:style-name="ce1">
            <text:p>4156.8</text:p>
          </table:table-cell>
          <table:table-cell office:value-type="float" office:value="3522.8" table:style-name="ce1">
            <text:p>3522.8</text:p>
          </table:table-cell>
          <table:table-cell office:value-type="float" office:value="634" table:style-name="ce1">
            <text:p>63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0.3" table:style-name="ce1">
            <text:p>730.3</text:p>
          </table:table-cell>
          <table:table-cell office:value-type="float" office:value="2619.1999999999998" table:style-name="ce1">
            <text:p>2619.2</text:p>
          </table:table-cell>
          <table:table-cell office:value-type="float" office:value="-1" table:style-name="ce1">
            <text:p>-1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33.3" table:style-name="ce1">
            <text:p>233.3</text:p>
          </table:table-cell>
          <table:table-cell table:number-columns-repeated="1636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09.5" table:style-name="ce1">
            <text:p>4109.5</text:p>
          </table:table-cell>
          <table:table-cell office:value-type="float" office:value="3476.2" table:style-name="ce1">
            <text:p>3476.2</text:p>
          </table:table-cell>
          <table:table-cell office:value-type="float" office:value="633.29999999999995" table:style-name="ce1">
            <text:p>63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.9" table:style-name="ce1">
            <text:p>769.9</text:p>
          </table:table-cell>
          <table:table-cell office:value-type="float" office:value="2660.9" table:style-name="ce1">
            <text:p>2660.9</text:p>
          </table:table-cell>
          <table:table-cell office:value-type="float" office:value="-1" table:style-name="ce1">
            <text:p>-1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37.8" table:style-name="ce1">
            <text:p>237.8</text:p>
          </table:table-cell>
          <table:table-cell table:number-columns-repeated="1636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11.8" table:style-name="ce1">
            <text:p>4111.8</text:p>
          </table:table-cell>
          <table:table-cell office:value-type="float" office:value="3479.5" table:style-name="ce1">
            <text:p>3479.5</text:p>
          </table:table-cell>
          <table:table-cell office:value-type="float" office:value="632.29999999999995" table:style-name="ce1">
            <text:p>63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3.6" table:style-name="ce1">
            <text:p>773.6</text:p>
          </table:table-cell>
          <table:table-cell office:value-type="float" office:value="2660.2" table:style-name="ce1">
            <text:p>2660.2</text:p>
          </table:table-cell>
          <table:table-cell office:value-type="float" office:value="-1" table:style-name="ce1">
            <text:p>-1</text:p>
          </table:table-cell>
          <table:table-cell office:value-type="float" office:value="110.1" table:style-name="ce1">
            <text:p>110.1</text:p>
          </table:table-cell>
          <table:table-cell office:value-type="float" office:value="0" table:style-name="ce1">
            <text:p>0</text:p>
          </table:table-cell>
          <table:table-cell office:value-type="float" office:value="235" table:style-name="ce1">
            <text:p>235</text:p>
          </table:table-cell>
          <table:table-cell table:number-columns-repeated="1636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26.3999999999996" table:style-name="ce1">
            <text:p>4126.4</text:p>
          </table:table-cell>
          <table:table-cell office:value-type="float" office:value="3493.9" table:style-name="ce1">
            <text:p>3493.9</text:p>
          </table:table-cell>
          <table:table-cell office:value-type="float" office:value="632.5" table:style-name="ce1">
            <text:p>63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9.1" table:style-name="ce1">
            <text:p>759.1</text:p>
          </table:table-cell>
          <table:table-cell office:value-type="float" office:value="2647.8" table:style-name="ce1">
            <text:p>2647.8</text:p>
          </table:table-cell>
          <table:table-cell office:value-type="float" office:value="-1" table:style-name="ce1">
            <text:p>-1</text:p>
          </table:table-cell>
          <table:table-cell office:value-type="float" office:value="110.2" table:style-name="ce1">
            <text:p>110.2</text:p>
          </table:table-cell>
          <table:table-cell office:value-type="float" office:value="0" table:style-name="ce1">
            <text:p>0</text:p>
          </table:table-cell>
          <table:table-cell office:value-type="float" office:value="232.6" table:style-name="ce1">
            <text:p>232.6</text:p>
          </table:table-cell>
          <table:table-cell table:number-columns-repeated="1636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2.1000000000004" table:style-name="ce1">
            <text:p>4162.1</text:p>
          </table:table-cell>
          <table:table-cell office:value-type="float" office:value="3529.4" table:style-name="ce1">
            <text:p>3529.4</text:p>
          </table:table-cell>
          <table:table-cell office:value-type="float" office:value="632.79999999999995" table:style-name="ce1">
            <text:p>63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3" table:style-name="ce1">
            <text:p>723.3</text:p>
          </table:table-cell>
          <table:table-cell office:value-type="float" office:value="2621.1" table:style-name="ce1">
            <text:p>2621.1</text:p>
          </table:table-cell>
          <table:table-cell office:value-type="float" office:value="-1" table:style-name="ce1">
            <text:p>-1</text:p>
          </table:table-cell>
          <table:table-cell office:value-type="float" office:value="110.2" table:style-name="ce1">
            <text:p>110.2</text:p>
          </table:table-cell>
          <table:table-cell office:value-type="float" office:value="0" table:style-name="ce1">
            <text:p>0</text:p>
          </table:table-cell>
          <table:table-cell office:value-type="float" office:value="223.7" table:style-name="ce1">
            <text:p>223.7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68056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11111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54167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0" table:style-name="ce1">
            <text:p>0</text:p>
          </table:table-cell>
          <table:table-cell office:value-type="float" office:value="179.2" table:style-name="ce1">
            <text:p>179.2</text:p>
          </table:table-cell>
          <table:table-cell office:value-type="float" office:value="0" table:style-name="ce1">
            <text:p>0</text:p>
          </table:table-cell>
          <table:table-cell office:value-type="float" office:value="532.9" table:style-name="ce1">
            <text:p>532.9</text:p>
          </table:table-cell>
          <table:table-cell office:value-type="float" office:value="0" table:style-name="ce1">
            <text:p>0</text:p>
          </table:table-cell>
          <table:table-cell office:value-type="float" office:value="712.09999999999991" table:style-name="ce1">
            <text:p>712.1</text:p>
          </table:table-cell>
          <table:table-cell office:value-type="float" office:value="179.2" table:style-name="ce1">
            <text:p>179.2</text:p>
          </table:table-cell>
          <table:table-cell office:value-type="float" office:value="-532.9" table:style-name="ce1">
            <text:p>-532.9</text:p>
          </table:table-cell>
          <table:table-cell table:number-columns-repeated="16375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6170.8" table:style-name="ce1">
            <text:p>6170.8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170.8" table:style-name="ce1">
            <text:p>6170.8</text:p>
          </table:table-cell>
          <table:table-cell office:value-type="float" office:value="1629.6" table:style-name="ce1">
            <text:p>1629.6</text:p>
          </table:table-cell>
          <table:table-cell office:value-type="float" office:value="12341.6" table:style-name="ce1">
            <text:p>12341.6</text:p>
          </table:table-cell>
          <table:table-cell office:value-type="float" office:value="1663.3999999999999" table:style-name="ce1">
            <text:p>1663.4</text:p>
          </table:table-cell>
          <table:table-cell office:value-type="float" office:value="6204.6" table:style-name="ce1">
            <text:p>6204.6</text:p>
          </table:table-cell>
          <table:table-cell office:value-type="float" office:value="-7800.4" table:style-name="ce1">
            <text:p>-7800.4</text:p>
          </table:table-cell>
          <table:table-cell table:number-columns-repeated="16375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1509.2" table:style-name="ce1">
            <text:p>1509.2</text:p>
          </table:table-cell>
          <table:table-cell office:value-type="float" office:value="19.7" table:style-name="ce1">
            <text:p>19.7</text:p>
          </table:table-cell>
          <table:table-cell office:value-type="float" office:value="1509.2" table:style-name="ce1">
            <text:p>1509.2</text:p>
          </table:table-cell>
          <table:table-cell office:value-type="float" office:value="180.7" table:style-name="ce1">
            <text:p>180.7</text:p>
          </table:table-cell>
          <table:table-cell office:value-type="float" office:value="3018.4" table:style-name="ce1">
            <text:p>3018.4</text:p>
          </table:table-cell>
          <table:table-cell office:value-type="float" office:value="200.39999999999998" table:style-name="ce1">
            <text:p>200.4</text:p>
          </table:table-cell>
          <table:table-cell office:value-type="float" office:value="1528.9" table:style-name="ce1">
            <text:p>1528.9</text:p>
          </table:table-cell>
          <table:table-cell office:value-type="float" office:value="-1689.9" table:style-name="ce1">
            <text:p>-1689.9</text:p>
          </table:table-cell>
          <table:table-cell table:number-columns-repeated="16375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490.7" table:style-name="ce1">
            <text:p>1490.7</text:p>
          </table:table-cell>
          <table:table-cell office:value-type="float" office:value="12.7" table:style-name="ce1">
            <text:p>12.7</text:p>
          </table:table-cell>
          <table:table-cell office:value-type="float" office:value="1490.7" table:style-name="ce1">
            <text:p>1490.7</text:p>
          </table:table-cell>
          <table:table-cell office:value-type="float" office:value="172.8" table:style-name="ce1">
            <text:p>172.8</text:p>
          </table:table-cell>
          <table:table-cell office:value-type="float" office:value="2981.4" table:style-name="ce1">
            <text:p>2981.4</text:p>
          </table:table-cell>
          <table:table-cell office:value-type="float" office:value="185.5" table:style-name="ce1">
            <text:p>185.5</text:p>
          </table:table-cell>
          <table:table-cell office:value-type="float" office:value="1503.4" table:style-name="ce1">
            <text:p>1503.4</text:p>
          </table:table-cell>
          <table:table-cell office:value-type="float" office:value="-1663.5" table:style-name="ce1">
            <text:p>-1663.5</text:p>
          </table:table-cell>
          <table:table-cell table:number-columns-repeated="16375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663.9" table:style-name="ce1">
            <text:p>1663.9</text:p>
          </table:table-cell>
          <table:table-cell office:value-type="float" office:value="12.9" table:style-name="ce1">
            <text:p>12.9</text:p>
          </table:table-cell>
          <table:table-cell office:value-type="float" office:value="1663.9" table:style-name="ce1">
            <text:p>1663.9</text:p>
          </table:table-cell>
          <table:table-cell office:value-type="float" office:value="115.3" table:style-name="ce1">
            <text:p>115.3</text:p>
          </table:table-cell>
          <table:table-cell office:value-type="float" office:value="3327.8" table:style-name="ce1">
            <text:p>3327.8</text:p>
          </table:table-cell>
          <table:table-cell office:value-type="float" office:value="128.19999999999999" table:style-name="ce1">
            <text:p>128.2</text:p>
          </table:table-cell>
          <table:table-cell office:value-type="float" office:value="1676.8000000000002" table:style-name="ce1">
            <text:p>1676.8</text:p>
          </table:table-cell>
          <table:table-cell office:value-type="float" office:value="-1779.2" table:style-name="ce1">
            <text:p>-1779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05.7666666666667" table:formula="msoxl:=AVERAGE(B2:B7)" table:style-name="ce8">
            <text:p>1805.8</text:p>
          </table:table-cell>
          <table:table-cell office:value-type="float" office:value="43.116666666666653" table:formula="msoxl:=AVERAGE(C2:C7)" table:style-name="ce8">
            <text:p>43.1</text:p>
          </table:table-cell>
          <table:table-cell office:value-type="float" office:value="1805.7666666666667" table:formula="msoxl:=AVERAGE(D2:D7)" table:style-name="ce8">
            <text:p>1805.8</text:p>
          </table:table-cell>
          <table:table-cell office:value-type="float" office:value="438.58333333333331" table:formula="msoxl:=AVERAGE(E2:E7)" table:style-name="ce8">
            <text:p>438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379.6399916317478" table:formula="msoxl:=IF(B9=0,0,MAX(SUMPRODUCT(B2:B7,B2:B7)/SUM(B2:B7)-B9,0))" table:style-name="ce8">
            <text:p>2379.6</text:p>
          </table:table-cell>
          <table:table-cell office:value-type="float" office:value="88.197712923592377" table:formula="msoxl:=IF(C9=0,0,MAX(SUMPRODUCT(C2:C7,C2:C7)/SUM(C2:C7)-C9,0))" table:style-name="ce8">
            <text:p>88.2</text:p>
          </table:table-cell>
          <table:table-cell office:value-type="float" office:value="2379.6399916317478" table:formula="msoxl:=IF(D9=0,0,MAX(SUMPRODUCT(D2:D7,D2:D7)/SUM(D2:D7)-D9,0))" table:style-name="ce8">
            <text:p>2379.6</text:p>
          </table:table-cell>
          <table:table-cell office:value-type="float" office:value="707.29735448730116" table:formula="msoxl:=IF(E9=0,0,MAX(SUMPRODUCT(E2:E7,E2:E7)/SUM(E2:E7)-E9,0))" table:style-name="ce8">
            <text:p>707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85.393341701586" table:formula="msoxl:=ABS(MAX(B2:B7)-B9-B10)" table:style-name="ce8">
            <text:p>1985.4</text:p>
          </table:table-cell>
          <table:table-cell office:value-type="float" office:value="47.885620409740966" table:formula="msoxl:=ABS(MAX(C2:C7)-C9-C10)" table:style-name="ce8">
            <text:p>47.9</text:p>
          </table:table-cell>
          <table:table-cell office:value-type="float" office:value="1985.393341701586" table:formula="msoxl:=ABS(MAX(D2:D7)-D9-D10)" table:style-name="ce8">
            <text:p>1985.4</text:p>
          </table:table-cell>
          <table:table-cell office:value-type="float" office:value="483.71931217936549" table:formula="msoxl:=ABS(MAX(E2:E7)-E9-E10)" table:style-name="ce8">
            <text:p>483.7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68056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11111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35404.300000000003" table:style-name="ce1">
            <text:p>35404.3</text:p>
          </table:table-cell>
          <table:table-cell office:value-type="float" office:value="508.1" table:style-name="ce1">
            <text:p>508.1</text:p>
          </table:table-cell>
          <table:table-cell office:value-type="float" office:value="35404.300000000003" table:style-name="ce1">
            <text:p>35404.3</text:p>
          </table:table-cell>
          <table:table-cell office:value-type="float" office:value="798.9" table:style-name="ce1">
            <text:p>798.9</text:p>
          </table:table-cell>
          <table:table-cell table:number-columns-repeated="16379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21154.3" table:style-name="ce1">
            <text:p>21154.3</text:p>
          </table:table-cell>
          <table:table-cell office:value-type="float" office:value="424.6" table:style-name="ce1">
            <text:p>424.6</text:p>
          </table:table-cell>
          <table:table-cell office:value-type="float" office:value="21154.3" table:style-name="ce1">
            <text:p>21154.3</text:p>
          </table:table-cell>
          <table:table-cell office:value-type="float" office:value="1185.9000000000001" table:style-name="ce1">
            <text:p>1185.9</text:p>
          </table:table-cell>
          <table:table-cell table:number-columns-repeated="16379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5029" table:style-name="ce1">
            <text:p>5029</text:p>
          </table:table-cell>
          <table:table-cell office:value-type="float" office:value="97.7" table:style-name="ce1">
            <text:p>97.7</text:p>
          </table:table-cell>
          <table:table-cell office:value-type="float" office:value="5029" table:style-name="ce1">
            <text:p>5029</text:p>
          </table:table-cell>
          <table:table-cell office:value-type="float" office:value="174.9" table:style-name="ce1">
            <text:p>174.9</text:p>
          </table:table-cell>
          <table:table-cell table:number-columns-repeated="16379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5125" table:style-name="ce1">
            <text:p>5125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5125" table:style-name="ce1">
            <text:p>5125</text:p>
          </table:table-cell>
          <table:table-cell office:value-type="float" office:value="149.4" table:style-name="ce1">
            <text:p>149.4</text:p>
          </table:table-cell>
          <table:table-cell table:number-columns-repeated="16379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5513.4" table:style-name="ce1">
            <text:p>5513.4</text:p>
          </table:table-cell>
          <table:table-cell office:value-type="float" office:value="62.7" table:style-name="ce1">
            <text:p>62.7</text:p>
          </table:table-cell>
          <table:table-cell office:value-type="float" office:value="5513.4" table:style-name="ce1">
            <text:p>5513.4</text:p>
          </table:table-cell>
          <table:table-cell office:value-type="float" office:value="112.4" table:style-name="ce1">
            <text:p>112.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037.666666666666" table:formula="msoxl:=AVERAGE(B2:B7)" table:style-name="ce8">
            <text:p>12037.7</text:p>
          </table:table-cell>
          <table:table-cell office:value-type="float" office:value="196.04999999999998" table:formula="msoxl:=AVERAGE(C2:C7)" table:style-name="ce8">
            <text:p>196.1</text:p>
          </table:table-cell>
          <table:table-cell office:value-type="float" office:value="12037.666666666666" table:formula="msoxl:=AVERAGE(D2:D7)" table:style-name="ce8">
            <text:p>12037.7</text:p>
          </table:table-cell>
          <table:table-cell office:value-type="float" office:value="403.73333333333335" table:formula="msoxl:=AVERAGE(E2:E7)" table:style-name="ce8">
            <text:p>40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647.667043354659" table:formula="msoxl:=IF(B9=0,0,MAX(SUMPRODUCT(B2:B7,B2:B7)/SUM(B2:B7)-B9,0))" table:style-name="ce8">
            <text:p>12647.7</text:p>
          </table:table-cell>
          <table:table-cell office:value-type="float" office:value="192.88221967185248" table:formula="msoxl:=IF(C9=0,0,MAX(SUMPRODUCT(C2:C7,C2:C7)/SUM(C2:C7)-C9,0))" table:style-name="ce8">
            <text:p>192.9</text:p>
          </table:table-cell>
          <table:table-cell office:value-type="float" office:value="12647.667043354659" table:formula="msoxl:=IF(D9=0,0,MAX(SUMPRODUCT(D2:D7,D2:D7)/SUM(D2:D7)-D9,0))" table:style-name="ce8">
            <text:p>12647.7</text:p>
          </table:table-cell>
          <table:table-cell office:value-type="float" office:value="467.36349625715536" table:formula="msoxl:=IF(E9=0,0,MAX(SUMPRODUCT(E2:E7,E2:E7)/SUM(E2:E7)-E9,0))" table:style-name="ce8">
            <text:p>46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718.96628997868" table:formula="msoxl:=ABS(MAX(B2:B7)-B9-B10)" table:style-name="ce8">
            <text:p>10719.0</text:p>
          </table:table-cell>
          <table:table-cell office:value-type="float" office:value="119.16778032814759" table:formula="msoxl:=ABS(MAX(C2:C7)-C9-C10)" table:style-name="ce8">
            <text:p>119.2</text:p>
          </table:table-cell>
          <table:table-cell office:value-type="float" office:value="10718.96628997868" table:formula="msoxl:=ABS(MAX(D2:D7)-D9-D10)" table:style-name="ce8">
            <text:p>10719.0</text:p>
          </table:table-cell>
          <table:table-cell office:value-type="float" office:value="314.80317040951138" table:formula="msoxl:=ABS(MAX(E2:E7)-E9-E10)" table:style-name="ce8">
            <text:p>314.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68056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11111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54167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40547.199999999997" table:style-name="ce1">
            <text:p>4054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4066" table:style-name="ce1">
            <text:p>240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6147" table:style-name="ce1">
            <text:p>61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207.4" table:style-name="ce1">
            <text:p>620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752.2" table:style-name="ce1">
            <text:p>675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68056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11111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826" table:style-name="ce1">
            <text:p>4826</text:p>
          </table:table-cell>
          <table:table-cell office:value-type="float" office:value="-1" table:style-name="ce1">
            <text:p>-1</text:p>
          </table:table-cell>
          <table:table-cell office:value-type="float" office:value="8113" table:style-name="ce1">
            <text:p>8113</text:p>
          </table:table-cell>
          <table:table-cell office:value-type="float" office:value="489" table:style-name="ce1">
            <text:p>489</text:p>
          </table:table-cell>
          <table:table-cell office:value-type="float" office:value="-1" table:style-name="ce1">
            <text:p>-1</text:p>
          </table:table-cell>
          <table:table-cell office:value-type="float" office:value="209898" table:style-name="ce1">
            <text:p>2098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54" table:style-name="ce1">
            <text:p>3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6" table:style-name="ce1">
            <text:p>1356</text:p>
          </table:table-cell>
          <table:table-cell office:value-type="float" office:value="0" table:style-name="ce1">
            <text:p>0</text:p>
          </table:table-cell>
          <table:table-cell office:value-type="float" office:value="1255" table:style-name="ce1">
            <text:p>1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9899" table:style-name="ce1">
            <text:p>-2098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84" table:style-name="ce1">
            <text:p>84</text:p>
          </table:table-cell>
          <table:table-cell table:number-columns-repeated="16346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40" table:style-name="ce1">
            <text:p>-740</text:p>
          </table:table-cell>
          <table:table-cell office:value-type="float" office:value="0" table:style-name="ce1">
            <text:p>0</text:p>
          </table:table-cell>
          <table:table-cell office:value-type="float" office:value="-4914" table:style-name="ce1">
            <text:p>-4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74" table:style-name="ce1">
            <text:p>-74</text:p>
          </table:table-cell>
          <table:table-cell table:number-columns-repeated="16346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0" table:style-name="ce1">
            <text:p>4170</text:p>
          </table:table-cell>
          <table:table-cell office:value-type="float" office:value="0" table:style-name="ce1">
            <text:p>0</text:p>
          </table:table-cell>
          <table:table-cell office:value-type="float" office:value="-3286" table:style-name="ce1">
            <text:p>-3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" table:style-name="ce1">
            <text:p>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809" table:style-name="ce1">
            <text:p>-8809</text:p>
          </table:table-cell>
          <table:table-cell office:value-type="float" office:value="0" table:style-name="ce1">
            <text:p>0</text:p>
          </table:table-cell>
          <table:table-cell office:value-type="float" office:value="-1025" table:style-name="ce1">
            <text:p>-1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76" table:style-name="ce1">
            <text:p>76</text:p>
          </table:table-cell>
          <table:table-cell table:number-columns-repeated="16346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45M10.000S" table:style-name="ce9">
            <text:p>12:45:1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5M10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45M40.000S" table:style-name="ce9">
            <text:p>12:45:4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5M40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46M10.000S" table:style-name="ce9">
            <text:p>12:46:1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6M10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46M40.000S" table:style-name="ce9">
            <text:p>12:46:4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6M40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47M10.000S" table:style-name="ce9">
            <text:p>12:47:1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7M10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47M40.000S" table:style-name="ce9">
            <text:p>12:47:4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7M40.000S" table:style-name="ce10">
            <text:p>12:47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68056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4" table:style-name="ce1">
            <text:p>0.4</text:p>
          </table:table-cell>
          <table:table-cell office:value-type="float" office:value="87.7" table:style-name="ce1">
            <text:p>87.7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4.5" table:style-name="ce1">
            <text:p>74.5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0.3" table:style-name="ce1">
            <text:p>90.3</text:p>
          </table:table-cell>
          <table:table-cell table:number-columns-repeated="1637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21.2" table:style-name="ce1">
            <text:p>21.2</text:p>
          </table:table-cell>
          <table:table-cell office:value-type="float" office:value="78.699999999999989" table:style-name="ce1">
            <text:p>78.7</text:p>
          </table:table-cell>
          <table:table-cell table:number-columns-repeated="1637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0.2" table:style-name="ce1">
            <text:p>20.2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60.6" table:style-name="ce1">
            <text:p>60.6</text:p>
          </table:table-cell>
          <table:table-cell office:value-type="float" office:value="39.5" table:style-name="ce1">
            <text:p>39.5</text:p>
          </table:table-cell>
          <table:table-cell table:number-columns-repeated="1637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5.7" table:style-name="ce1">
            <text:p>15.7</text:p>
          </table:table-cell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34.9" table:style-name="ce1">
            <text:p>34.9</text:p>
          </table:table-cell>
          <table:table-cell table:number-columns-repeated="1637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1.2" table:style-name="ce1">
            <text:p>11.2</text:p>
          </table:table-cell>
          <table:table-cell office:value-type="float" office:value="26.7" table:style-name="ce1">
            <text:p>26.7</text:p>
          </table:table-cell>
          <table:table-cell office:value-type="float" office:value="0" table:style-name="ce1">
            <text:p>0</text:p>
          </table:table-cell>
          <table:table-cell office:value-type="float" office:value="62.1" table:style-name="ce1">
            <text:p>62.1</text:p>
          </table:table-cell>
          <table:table-cell office:value-type="float" office:value="37.9" table:style-name="ce1">
            <text:p>37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816666666666663" table:style-name="ce1">
            <text:p>32.81666667</text:p>
          </table:table-cell>
          <table:table-cell office:value-type="float" office:value="16.066666666666666" table:style-name="ce1">
            <text:p>16.0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51.06666666666667" table:style-name="ce1">
            <text:p>51.06666667</text:p>
          </table:table-cell>
          <table:table-cell office:value-type="float" office:value="48.883333333333333" table:style-name="ce1">
            <text:p>48.8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68056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10" table:style-name="ce1">
            <text:p>10</text:p>
          </table:table-cell>
          <table:table-cell office:value-type="float" office:value="2.6" table:style-name="ce1">
            <text:p>2.6</text:p>
          </table:table-cell>
          <table:table-cell office:value-type="float" office:value="0.4" table:style-name="ce1">
            <text:p>0.4</text:p>
          </table:table-cell>
          <table:table-cell office:value-type="float" office:value="87" table:style-name="ce1">
            <text:p>87</text:p>
          </table:table-cell>
          <table:table-cell office:value-type="float" office:value="12.6" table:style-name="ce1">
            <text:p>12.6</text:p>
          </table:table-cell>
          <table:table-cell table:number-columns-repeated="1637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6.2" table:style-name="ce1">
            <text:p>76.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1.2" table:style-name="ce1">
            <text:p>91.2</text:p>
          </table:table-cell>
          <table:table-cell table:number-columns-repeated="1637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70.3" table:style-name="ce1">
            <text:p>70.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5.6" table:style-name="ce1">
            <text:p>15.6</text:p>
          </table:table-cell>
          <table:table-cell office:value-type="float" office:value="84.3" table:style-name="ce1">
            <text:p>84.3</text:p>
          </table:table-cell>
          <table:table-cell table:number-columns-repeated="1637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1.8" table:style-name="ce1">
            <text:p>21.8</text:p>
          </table:table-cell>
          <table:table-cell office:value-type="float" office:value="22.3" table:style-name="ce1">
            <text:p>22.3</text:p>
          </table:table-cell>
          <table:table-cell office:value-type="float" office:value="0" table:style-name="ce1">
            <text:p>0</text:p>
          </table:table-cell>
          <table:table-cell office:value-type="float" office:value="55.9" table:style-name="ce1">
            <text:p>55.9</text:p>
          </table:table-cell>
          <table:table-cell office:value-type="float" office:value="44.1" table:style-name="ce1">
            <text:p>44.1</text:p>
          </table:table-cell>
          <table:table-cell table:number-columns-repeated="1637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6.8" table:style-name="ce1">
            <text:p>16.8</text:p>
          </table:table-cell>
          <table:table-cell office:value-type="float" office:value="27.6" table:style-name="ce1">
            <text:p>27.6</text:p>
          </table:table-cell>
          <table:table-cell office:value-type="float" office:value="0" table:style-name="ce1">
            <text:p>0</text:p>
          </table:table-cell>
          <table:table-cell office:value-type="float" office:value="55.6" table:style-name="ce1">
            <text:p>55.6</text:p>
          </table:table-cell>
          <table:table-cell office:value-type="float" office:value="44.400000000000006" table:style-name="ce1">
            <text:p>44.4</text:p>
          </table:table-cell>
          <table:table-cell table:number-columns-repeated="1637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5.2" table:style-name="ce1">
            <text:p>15.2</text:p>
          </table:table-cell>
          <table:table-cell office:value-type="float" office:value="29.2" table:style-name="ce1">
            <text:p>29.2</text:p>
          </table:table-cell>
          <table:table-cell office:value-type="float" office:value="0" table:style-name="ce1">
            <text:p>0</text:p>
          </table:table-cell>
          <table:table-cell office:value-type="float" office:value="55.6" table:style-name="ce1">
            <text:p>55.6</text:p>
          </table:table-cell>
          <table:table-cell office:value-type="float" office:value="44.4" table:style-name="ce1">
            <text:p>44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050000000000004" table:style-name="ce1">
            <text:p>35.05</text:p>
          </table:table-cell>
          <table:table-cell office:value-type="float" office:value="18.45" table:style-name="ce1">
            <text:p>18.45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6.416666666666664" table:style-name="ce1">
            <text:p>46.41666667</text:p>
          </table:table-cell>
          <table:table-cell office:value-type="float" office:value="53.5" table:style-name="ce1">
            <text:p>53.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68056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9" table:style-name="ce1">
            <text:p>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4" table:style-name="ce1">
            <text:p>0.4</text:p>
          </table:table-cell>
          <table:table-cell office:value-type="float" office:value="88.3" table:style-name="ce1">
            <text:p>88.3</text:p>
          </table:table-cell>
          <table:table-cell office:value-type="float" office:value="11.3" table:style-name="ce1">
            <text:p>11.3</text:p>
          </table:table-cell>
          <table:table-cell table:number-columns-repeated="1637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6.8" table:style-name="ce1">
            <text:p>76.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1.8" table:style-name="ce1">
            <text:p>91.8</text:p>
          </table:table-cell>
          <table:table-cell table:number-columns-repeated="1637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66.3" table:style-name="ce1">
            <text:p>66.3</text:p>
          </table:table-cell>
          <table:table-cell office:value-type="float" office:value="16" table:style-name="ce1">
            <text:p>16</text:p>
          </table:table-cell>
          <table:table-cell office:value-type="float" office:value="0.1" table:style-name="ce1">
            <text:p>0.1</text:p>
          </table:table-cell>
          <table:table-cell office:value-type="float" office:value="17.5" table:style-name="ce1">
            <text:p>17.5</text:p>
          </table:table-cell>
          <table:table-cell office:value-type="float" office:value="82.3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2.2" table:style-name="ce1">
            <text:p>22.2</text:p>
          </table:table-cell>
          <table:table-cell office:value-type="float" office:value="21.2" table:style-name="ce1">
            <text:p>21.2</text:p>
          </table:table-cell>
          <table:table-cell office:value-type="float" office:value="0.3" table:style-name="ce1">
            <text:p>0.3</text:p>
          </table:table-cell>
          <table:table-cell office:value-type="float" office:value="56.3" table:style-name="ce1">
            <text:p>56.3</text:p>
          </table:table-cell>
          <table:table-cell office:value-type="float" office:value="43.4" table:style-name="ce1">
            <text:p>43.4</text:p>
          </table:table-cell>
          <table:table-cell table:number-columns-repeated="1637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6.3" table:style-name="ce1">
            <text:p>16.3</text:p>
          </table:table-cell>
          <table:table-cell office:value-type="float" office:value="23.5" table:style-name="ce1">
            <text:p>23.5</text:p>
          </table:table-cell>
          <table:table-cell office:value-type="float" office:value="0.3" table:style-name="ce1">
            <text:p>0.3</text:p>
          </table:table-cell>
          <table:table-cell office:value-type="float" office:value="59.9" table:style-name="ce1">
            <text:p>59.9</text:p>
          </table:table-cell>
          <table:table-cell office:value-type="float" office:value="39.799999999999997" table:style-name="ce1">
            <text:p>39.8</text:p>
          </table:table-cell>
          <table:table-cell table:number-columns-repeated="1637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6" table:style-name="ce1">
            <text:p>16</text:p>
          </table:table-cell>
          <table:table-cell office:value-type="float" office:value="21.7" table:style-name="ce1">
            <text:p>21.7</text:p>
          </table:table-cell>
          <table:table-cell office:value-type="float" office:value="0.2" table:style-name="ce1">
            <text:p>0.2</text:p>
          </table:table-cell>
          <table:table-cell office:value-type="float" office:value="62.1" table:style-name="ce1">
            <text:p>62.1</text:p>
          </table:table-cell>
          <table:table-cell office:value-type="float" office:value="37.700000000000003" table:style-name="ce1">
            <text:p>37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43333333333333" table:style-name="ce1">
            <text:p>34.43333333</text:p>
          </table:table-cell>
          <table:table-cell office:value-type="float" office:value="16.616666666666667" table:style-name="ce1">
            <text:p>16.61666667</text:p>
          </table:table-cell>
          <table:table-cell office:value-type="float" office:value="0.21666666666666667" table:style-name="ce1">
            <text:p>0.216666667</text:p>
          </table:table-cell>
          <table:table-cell office:value-type="float" office:value="48.716666666666669" table:style-name="ce1">
            <text:p>48.71666667</text:p>
          </table:table-cell>
          <table:table-cell office:value-type="float" office:value="51.04999999999999" table:style-name="ce1">
            <text:p>51.0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68056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5M10.000S" table:style-name="ce9">
            <text:p>12:45:10</text:p>
          </table:table-cell>
          <table:table-cell office:value-type="float" office:value="8.9" table:style-name="ce1">
            <text:p>8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1" table:style-name="ce1">
            <text:p>0.1</text:p>
          </table:table-cell>
          <table:table-cell office:value-type="float" office:value="88.8" table:style-name="ce1">
            <text:p>88.8</text:p>
          </table:table-cell>
          <table:table-cell office:value-type="float" office:value="11.2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5644H45M40.000S" table:style-name="ce9">
            <text:p>12:45:40</text:p>
          </table:table-cell>
          <table:table-cell office:value-type="float" office:value="75.8" table:style-name="ce1">
            <text:p>75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1.9" table:style-name="ce1">
            <text:p>91.9</text:p>
          </table:table-cell>
          <table:table-cell table:number-columns-repeated="16378"/>
        </table:table-row>
        <table:table-row table:style-name="ro1">
          <table:table-cell office:value-type="time" office:time-value="PT985644H46M10.000S" table:style-name="ce9">
            <text:p>12:46:10</text:p>
          </table:table-cell>
          <table:table-cell office:value-type="float" office:value="65.8" table:style-name="ce1">
            <text:p>65.8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81.099999999999994" table:style-name="ce1">
            <text:p>81.1</text:p>
          </table:table-cell>
          <table:table-cell table:number-columns-repeated="16378"/>
        </table:table-row>
        <table:table-row table:style-name="ro1">
          <table:table-cell office:value-type="time" office:time-value="PT985644H46M40.000S" table:style-name="ce9">
            <text:p>12:46:40</text:p>
          </table:table-cell>
          <table:table-cell office:value-type="float" office:value="25.8" table:style-name="ce1">
            <text:p>25.8</text:p>
          </table:table-cell>
          <table:table-cell office:value-type="float" office:value="22.1" table:style-name="ce1">
            <text:p>22.1</text:p>
          </table:table-cell>
          <table:table-cell office:value-type="float" office:value="0" table:style-name="ce1">
            <text:p>0</text:p>
          </table:table-cell>
          <table:table-cell office:value-type="float" office:value="52.1" table:style-name="ce1">
            <text:p>52.1</text:p>
          </table:table-cell>
          <table:table-cell office:value-type="float" office:value="47.900000000000006" table:style-name="ce1">
            <text:p>47.9</text:p>
          </table:table-cell>
          <table:table-cell table:number-columns-repeated="16378"/>
        </table:table-row>
        <table:table-row table:style-name="ro1">
          <table:table-cell office:value-type="time" office:time-value="PT985644H47M10.000S" table:style-name="ce9">
            <text:p>12:47:10</text:p>
          </table:table-cell>
          <table:table-cell office:value-type="float" office:value="13.3" table:style-name="ce1">
            <text:p>13.3</text:p>
          </table:table-cell>
          <table:table-cell office:value-type="float" office:value="22.4" table:style-name="ce1">
            <text:p>22.4</text:p>
          </table:table-cell>
          <table:table-cell office:value-type="float" office:value="0.3" table:style-name="ce1">
            <text:p>0.3</text:p>
          </table:table-cell>
          <table:table-cell office:value-type="float" office:value="63.9" table:style-name="ce1">
            <text:p>63.9</text:p>
          </table:table-cell>
          <table:table-cell office:value-type="float" office:value="35.700000000000003" table:style-name="ce1">
            <text:p>35.7</text:p>
          </table:table-cell>
          <table:table-cell table:number-columns-repeated="16378"/>
        </table:table-row>
        <table:table-row table:style-name="ro1">
          <table:table-cell office:value-type="time" office:time-value="PT985644H47M40.000S" table:style-name="ce9">
            <text:p>12:47:40</text:p>
          </table:table-cell>
          <table:table-cell office:value-type="float" office:value="15.1" table:style-name="ce1">
            <text:p>15.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67.8" table:style-name="ce1">
            <text:p>67.8</text:p>
          </table:table-cell>
          <table:table-cell office:value-type="float" office:value="32.1" table:style-name="ce1">
            <text:p>32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116666666666667" table:style-name="ce1">
            <text:p>34.11666667</text:p>
          </table:table-cell>
          <table:table-cell office:value-type="float" office:value="15.866666666666667" table:style-name="ce1">
            <text:p>15.8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9.949999999999996" table:style-name="ce1">
            <text:p>49.95</text:p>
          </table:table-cell>
          <table:table-cell office:value-type="float" office:value="49.983333333333341" table:style-name="ce1">
            <text:p>49.9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08T09:34:47Z</meta:creation-date>
    <dc:date>2012-06-08T09:35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260_Threads (KB/s)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26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26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260_Threads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26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26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2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